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 svg:font-family="'Courier new'"/>
    <style:font-face style:name="Lucidasans1" svg:font-family="Lucidasans"/>
    <style:font-face style:name="Bitstream Vera Sans" svg:font-family="'Bitstream Vera Sans'" style:font-pitch="variable"/>
    <style:font-face style:name="Lucidasans" svg:font-family="Lucidasans" style:font-pitch="variable"/>
    <style:font-face style:name="SUSE Sans" svg:font-family="'SUSE Sans'" style:font-pitch="variable"/>
    <style:font-face style:name="Bitstream Vera Serif" svg:font-family="'Bitstream Vera Serif'" style:font-family-generic="roman"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text-properties fo:font-size="14pt" style:text-underline-style="none" fo:font-weight="bold" style:font-size-asian="14pt" style:font-weight-asian="bold" style:font-size-complex="14pt" style:font-weight-complex="bold"/>
    </style:style>
    <style:style style:name="P4" style:family="paragraph" style:parent-style-name="Standard">
      <style:text-properties fo:font-size="14pt" style:font-size-asian="14pt" style:font-size-complex="14pt"/>
    </style:style>
    <style:style style:name="P5" style:family="paragraph" style:parent-style-name="Standard">
      <style:text-properties style:font-name="Courier new" fo:font-size="14pt" style:font-size-asian="14pt" style:font-size-complex="14pt"/>
    </style:style>
    <style:style style:name="P6" style:family="paragraph" style:parent-style-name="Standard">
      <style:text-properties style:font-name="SUSE Sans" fo:font-size="12pt" style:font-size-asian="12pt" style:font-size-complex="12pt"/>
    </style:style>
    <style:style style:name="P7" style:family="paragraph" style:parent-style-name="Standard">
      <style:text-properties fo:font-size="12pt" style:font-size-asian="12pt" style:font-size-complex="12pt"/>
    </style:style>
    <style:style style:name="P8" style:family="paragraph" style:parent-style-name="Standard" style:list-style-name="L1">
      <style:text-properties fo:font-size="12pt" style:font-size-asian="12pt" style:font-size-complex="12pt"/>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elera Assembler Unit Tests</text:p>
      <text:p text:style-name="P1">Todd Hayton</text:p>
      <text:p text:style-name="P1">5/3/2006</text:p>
      <text:p text:style-name="Standard"/>
      <text:p text:style-name="Standard"/>
      <text:p text:style-name="Standard"/>
      <text:p text:style-name="P2">Overview</text:p>
      <text:p text:style-name="Standard"/>
      <text:p text:style-name="Standard">The Celera Assembler (CA) unit tests are designed to test some of the individual programs (gatekeeper, consensus, etc.) that make up the CA package. The unit tests work by comparing the output of the tested programs against an established baseline when fed some predetermined input. </text:p>
      <text:p text:style-name="Standard"/>
      <text:p text:style-name="Standard">Essentially, each unit test runs the program being tested against some input and compares the output with the output that was generated by the same program in the past (the baseline) and reports an error if the two outputs differs at all. The comparison is done by comparing the MD5 checksum of the output files generated.</text:p>
      <text:p text:style-name="Standard"/>
      <text:p text:style-name="Standard">These tests are absolute regression tests in the sense they detect and report as error any sort of change in output from the baseline. <text:s/>For more information on this see Jason Miller's document, "Celera Assembler Testing."</text:p>
      <text:p text:style-name="Standard"/>
      <text:p text:style-name="P3">Text Execution</text:p>
      <text:p text:style-name="Standard"/>
      <text:p text:style-name="Standard">The unit tests lie under the following top level directory in wgs-assembler source tree:</text:p>
      <text:p text:style-name="Standard"/>
      <text:p text:style-name="Standard">test/</text:p>
      <text:p text:style-name="Standard">test/regression/</text:p>
      <text:p text:style-name="Standard">test/regression/AS_GKP/</text:p>
      <text:p text:style-name="Standard">test/regression/AS_CNS/</text:p>
      <text:p text:style-name="Standard">test/regression/AS_CGW/</text:p>
      <text:p text:style-name="Standard"/>
      <text:p text:style-name="Standard">Tests for individual modules of the CA assembler lie under directories named according the module tested, such as AS_GKP for gatekeeper, AS_CNS for consensus, etc. Each test is named using the convention XXX.sh where each X represents a digit.</text:p>
      <text:p text:style-name="Standard"/>
      <text:p text:style-name="Standard">A runtests.sh shell script exists at test/regression/runtests.sh and my be used to run all of the tests for all of the modules. A feature of runtests.sh is that it will automatically determine the platorm (Linux, OS X Darwin, ...) the tests are being run on and set the path to the CA executables accordingly. <text:s text:c="2"/></text:p>
      <text:p text:style-name="Standard"/>
      <text:p text:style-name="Standard">Alternatively, unit tests may be run individually but to do so you must run the tests from the directory in which the test exists. IE, to run test 001.sh under AS_GKP/ you must be in the AS_GKP/ to run the test. </text:p>
      <text:p text:style-name="Standard"/>
      <text:p text:style-name="Standard">Tests that are run individually and which require arguments will display a usage message if no arguments are given at the time the test is run: </text:p>
      <text:p text:style-name="P4"/>
      <text:p text:style-name="P5">AS_GKP/$ ./002.sh</text:p>
      <text:p text:style-name="P5">Usage: 002.sh &lt;gkpbin&gt;</text:p>
      <text:p text:style-name="P5"><text:s/></text:p>
      <text:p text:style-name="P5">&lt;gkpbin&gt; <text:s text:c="11"/>Path to gatekeeper binary to test</text:p>
      <text:p text:style-name="P6"/>
      <text:p text:style-name="P2">Coverage</text:p>
      <text:p text:style-name="Standard"/>
      <text:p text:style-name="Standard">The tests currently cover the following CA modules: gatekeeper, consensus, and scaffolder. The data sets for these tests are made up of random fragments from the GBAF project. A better input data set would be made up of a more logical set of fragments.</text:p>
      <text:p text:style-name="Standard"/>
      <text:p text:style-name="P2">Dependencies</text:p>
      <text:p text:style-name="P4"/>
      <text:p text:style-name="P7">The tests depend on the following external programs in order to execute:</text:p>
      <text:p text:style-name="P7"/>
      <text:list text:style-name="L1">
        <text:list-item>
          <text:p text:style-name="P8">md5 or md5sum</text:p>
        </text:list-item>
        <text:list-item>
          <text:p text:style-name="P8">xxd</text:p>
        </text:list-item>
      </text:list>
      <text:p text:style-name="P7"/>
      <text:p text:style-name="P7">The md5/md5sum utility is used to compute checksums of output files. xxd is a utility that may be used to patch binary files. The latter utility is needed when testing modules such as gatekeeper, where the output files produced may contain things such as timestamps that must be zero'd out in order not to skew the MD5 checksums between two otherwise identical files.</text:p>
      <text:p text:style-name="P7"/>
      <text:p text:style-name="P7">The testconf script at test/regression/testconf will attempt to determine the paths of both of these dependencies whenever a unit test is run (this file is 'sourced' at the top of each unit test script). If the testconf script can not determine the paths of these executables, then the test will automatically be aborted.</text:p>
      <text:p text:style-name="P7"/>
      <text:p text:style-name="P2">Design Framework</text:p>
      <text:p text:style-name="Standard"/>
      <text:p text:style-name="Standard">The unit tests are all designed in the same fasion: they are entirely self contained in the sense that baseline input, output, and results are within the test scripts themselves. For programs which take binary data as input this self-containment is achieved by uuencoding (base64 encoding) the input data such that it may be stored within each test script as plain ASCII. </text:p>
      <text:p text:style-name="Standard"/>
      <text:p text:style-name="Standard">Temporary directories are used to store output generated by programs being tested. Two such directories are always created for such purposes: a temporary directory name XXX_tmp/ and a "run" directory named XXX_run/. In both cases the XXX is the same set of digits as that of the test being run: ie, when a test is run it creates these directories with the same name as the filename of the test being run. </text:p>
      <text:p text:style-name="Standard"/>
      <text:p text:style-name="Standard">The XXX_tmp/ directory is used to store the baseline MD5 checksums along with the MD5 checksums generated during the test. The XXX_run/ directory is used to store whatever output files are generated by the program being tested. If the test passes successfully, then both of these directories and all of their contents are removed after the test completes. Otherwise, the directories are allowed to remain after the tests complete so that the user may examine the output directly in order to determine why the tests failed.</text:p>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 svg:font-family="'Courier new'"/>
    <style:font-face style:name="Lucidasans1" svg:font-family="Lucidasans"/>
    <style:font-face style:name="Bitstream Vera Sans" svg:font-family="'Bitstream Vera Sans'" style:font-pitch="variable"/>
    <style:font-face style:name="Lucidasans" svg:font-family="Lucidasans" style:font-pitch="variable"/>
    <style:font-face style:name="SUSE Sans" svg:font-family="'SUSE Sans'" style:font-pitch="variable"/>
    <style:font-face style:name="Bitstream Vera Serif" svg:font-family="'Bitstream Vera Serif'" style:font-family-generic="roman"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initial-creator>Todd Hayton</meta:initial-creator>
    <meta:creation-date>2006-05-03T13:23:53</meta:creation-date>
    <dc:creator>Todd Hayton</dc:creator>
    <dc:date>2006-05-04T14:48:20</dc:date>
    <dc:language>en-US</dc:language>
    <meta:editing-cycles>30</meta:editing-cycles>
    <meta:editing-duration>PT2H23M55S</meta:editing-duration>
    <meta:user-defined meta:name="Info 1"/>
    <meta:user-defined meta:name="Info 2"/>
    <meta:user-defined meta:name="Info 3"/>
    <meta:user-defined meta:name="Info 4"/>
    <meta:document-statistic meta:table-count="0" meta:image-count="0" meta:object-count="0" meta:page-count="3" meta:paragraph-count="34" meta:word-count="768" meta:character-count="4439"/>
  </office:meta>
</office:document-meta>
</file>